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style:font-name="Arial1" fo:font-size="20pt" style:font-size-asian="20pt" style:font-size-complex="20pt"/>
    </style:style>
    <style:style style:name="P2" style:family="paragraph" style:parent-style-name="Text_20_body">
      <style:text-properties officeooo:paragraph-rsid="00084236"/>
    </style:style>
    <style:style style:name="P3" style:family="paragraph" style:parent-style-name="Text_20_body">
      <style:paragraph-properties style:writing-mode="lr-tb" style:writing-mode-automatic="false"/>
      <style:text-properties style:font-name="Arial1" fo:font-size="12pt" fo:language="el" fo:country="GR" officeooo:rsid="00084236" officeooo:paragraph-rsid="00084236" style:font-size-asian="12pt" style:font-size-complex="12pt"/>
    </style:style>
    <style:style style:name="P4" style:family="paragraph" style:parent-style-name="Horizontal_20_Line">
      <style:text-properties style:font-name="Arial1" fo:font-size="12pt" style:font-size-asian="12pt" style:font-size-complex="12pt"/>
    </style:style>
    <style:style style:name="P5" style:family="paragraph" style:parent-style-name="Heading_20_2">
      <style:text-properties style:font-name="Arial1" fo:font-size="15pt" style:font-size-asian="15pt" style:font-size-complex="15pt"/>
    </style:style>
    <style:style style:name="P6" style:family="paragraph" style:parent-style-name="Text_20_body">
      <style:text-properties style:font-name="Arial1" fo:font-size="12pt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8" style:family="paragraph" style:parent-style-name="Text_20_body" style:list-style-name="L1">
      <style:text-properties style:font-name="Arial1" fo:font-size="12pt" style:font-size-asian="12pt" style:font-size-complex="12pt"/>
    </style:style>
    <style:style style:name="P9" style:family="paragraph" style:parent-style-name="Heading_20_3">
      <style:text-properties style:font-name="Arial1" fo:font-size="12pt" style:font-size-asian="12pt" style:font-size-complex="12pt"/>
    </style:style>
    <style:style style:name="P10" style:family="paragraph" style:parent-style-name="Text_20_body" style:list-style-name="L2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Preformatted_20_Text" style:list-style-name="L2">
      <style:paragraph-properties fo:margin-top="0cm" fo:margin-bottom="0.499cm" style:contextual-spacing="false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4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18" style:family="paragraph" style:parent-style-name="Text_20_body" style:list-style-name="L4">
      <style:text-properties style:font-name="Arial1" fo:font-size="12pt" style:font-size-asian="12pt" style:font-size-complex="12pt"/>
    </style:style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5">
      <style:text-properties style:font-name="Arial1" fo:font-size="12pt" style:font-size-asian="12pt" style:font-size-complex="12pt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6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7"/>
    <style:style style:name="P25" style:family="paragraph" style:parent-style-name="Text_20_body" style:list-style-name="L8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26" style:family="paragraph" style:parent-style-name="Text_20_body" style:list-style-name="L8">
      <style:paragraph-properties fo:margin-top="0cm" fo:margin-bottom="0cm" style:contextual-spacing="false"/>
    </style:style>
    <style:style style:name="P27" style:family="paragraph" style:parent-style-name="Text_20_body" style:list-style-name="L8"/>
    <style:style style:name="P28" style:family="paragraph" style:parent-style-name="Text_20_body" style:list-style-name="L9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 style:list-style-name="L11"/>
    <style:style style:name="P32" style:family="paragraph" style:parent-style-name="Text_20_body" style:list-style-name="L12">
      <style:paragraph-properties fo:margin-top="0cm" fo:margin-bottom="0cm" style:contextual-spacing="false"/>
    </style:style>
    <style:style style:name="P33" style:family="paragraph" style:parent-style-name="Text_20_body" style:list-style-name="L12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34" style:family="paragraph" style:parent-style-name="Text_20_body" style:list-style-name="L12"/>
    <style:style style:name="P35" style:family="paragraph" style:parent-style-name="Text_20_body" style:list-style-name="L13">
      <style:paragraph-properties fo:margin-top="0cm" fo:margin-bottom="0cm" style:contextual-spacing="false"/>
    </style:style>
    <style:style style:name="P36" style:family="paragraph" style:parent-style-name="Text_20_body" style:list-style-name="L13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37" style:family="paragraph" style:parent-style-name="Text_20_body" style:list-style-name="L13"/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 style:list-style-name="L14">
      <style:paragraph-properties fo:margin-top="0cm" fo:margin-bottom="0cm" style:contextual-spacing="false"/>
      <style:text-properties style:font-name="Arial1" fo:font-size="12pt" style:font-size-asian="12pt" style:font-size-complex="12pt"/>
    </style:style>
    <style:style style:name="P40" style:family="paragraph" style:parent-style-name="Text_20_body" style:list-style-name="L14">
      <style:text-properties style:font-name="Arial1" fo:font-size="12pt" style:font-size-asian="12pt" style:font-size-complex="12pt"/>
    </style:style>
    <style:style style:name="P41" style:family="paragraph" style:parent-style-name="Standard">
      <style:text-properties style:font-name="Arial1" fo:font-size="12pt" style:font-size-asian="12pt" style:font-size-complex="12pt"/>
    </style:style>
    <style:style style:name="T1" style:family="text">
      <style:text-properties style:font-name="Arial1" fo:font-size="12pt" style:font-size-asian="12pt" style:font-size-complex="12pt"/>
    </style:style>
    <style:style style:name="T2" style:family="text">
      <style:text-properties style:font-name="Arial1" fo:font-size="12pt" fo:language="en" fo:country="US" fo:font-weight="bold" officeooo:rsid="00084236" style:font-size-asian="12pt" style:font-weight-asian="bold" style:font-size-complex="12pt" style:font-weight-complex="bold"/>
    </style:style>
    <style:style style:name="T3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7f43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llabPortal – User Manual</text:h>
      <text:p text:style-name="P2"><text:span text:style-name="Strong_20_Emphasis"><text:span text:style-name="T1">Course:</text:span></text:span><text:span text:style-name="T1"> Υπηρεσιοστρεφές Λογισμικό<text:line-break/></text:span><text:span text:style-name="T2">Tool</text:span><text:span text:style-name="Strong_20_Emphasis"><text:span text:style-name="T3">:</text:span></text:span><text:span text:style-name="T1"> Ruby on Rails 8.1.2</text:span></text:p>
      <text:p text:style-name="P3"><text:span text:style-name="T4">Name</text:span><text:span text:style-name="T5">:</text:span> Στυλιανός Μύαρης<text:line-break/><text:span text:style-name="T4">ID</text:span><text:span text:style-name="T5">:</text:span> Π22114<text:line-break/><text:span text:style-name="T4">Team Members Count:</text:span><text:span text:style-name="T6"> 1</text:span></text:p>
      <text:p text:style-name="P4"/>
      <text:h text:style-name="P5" text:outline-level="2">1. Introduction</text:h>
      <text:p text:style-name="P6">CollabPortal is a service-oriented web application designed to help university students find lab partners, share course-related posts, and form working groups. Users can post messages, search for others with shared interests, add contacts, and communicate via real-time messaging.</text:p>
      <text:p text:style-name="P4"/>
      <text:h text:style-name="P5" text:outline-level="2">2. System Requirements</text:h>
      <text:list text:style-name="L1">
        <text:list-item>
          <text:p text:style-name="P7">A modern web browser (Chrome, Firefox, Edge) </text:p>
        </text:list-item>
        <text:list-item>
          <text:p text:style-name="P7">Internet connection (for Google OAuth) </text:p>
        </text:list-item>
        <text:list-item>
          <text:p text:style-name="P8">Ruby 3.4+ and Rails 8.1+ (for local deployment) </text:p>
        </text:list-item>
      </text:list>
      <text:p text:style-name="P4"/>
      <text:h text:style-name="P5" text:outline-level="2">3. Getting Started</text:h>
      <text:h text:style-name="P9" text:outline-level="3">3.1 Running the Application Locally</text:h>
      <text:list text:style-name="L2">
        <text:list-item>
          <text:p text:style-name="P10">Clone the repository from GitHub </text:p>
        </text:list-item>
        <text:list-item>
          <text:p text:style-name="P11"><text:span text:style-name="T1">Run </text:span><text:span text:style-name="Source_20_Text"><text:span text:style-name="T1">bundle install</text:span></text:span><text:span text:style-name="T1"> to install dependencies </text:span></text:p>
        </text:list-item>
        <text:list-item>
          <text:p text:style-name="P12"><text:span text:style-name="T1">Create a </text:span><text:span text:style-name="Source_20_Text"><text:span text:style-name="T1">.env</text:span></text:span><text:span text:style-name="T1"> file in the root directory with your Google OAuth credentials: </text:span></text:p>
          <text:p text:style-name="P13"><text:span text:style-name="Source_20_Text"><text:span text:style-name="T1">GOOGLE_CLIENT_ID=your_client_idGOOGLE_CLIENT_SECRET=your_client_secret</text:span></text:span></text:p>
        </text:list-item>
        <text:list-item>
          <text:p text:style-name="P11"><text:span text:style-name="T1">Run </text:span><text:span text:style-name="Source_20_Text"><text:span text:style-name="T1">rails db:schema:load</text:span></text:span><text:span text:style-name="T1"> to set up the database </text:span></text:p>
        </text:list-item>
        <text:list-item>
          <text:p text:style-name="P11"><text:span text:style-name="T1">Run </text:span><text:span text:style-name="Source_20_Text"><text:span text:style-name="T1">rails server</text:span></text:span><text:span text:style-name="T1"> to start the application </text:span></text:p>
        </text:list-item>
        <text:list-item>
          <text:p text:style-name="P12"><text:span text:style-name="T1">Visit </text:span><text:span text:style-name="Source_20_Text"><text:span text:style-name="T1">http://localhost:3000</text:span></text:span><text:span text:style-name="T1"> in your browser </text:span></text:p>
        </text:list-item>
      </text:list>
      <text:p text:style-name="P4"/>
      <text:h text:style-name="P5" text:outline-level="2"><text:soft-page-break/>4. Authentication</text:h>
      <text:h text:style-name="P9" text:outline-level="3">4.1 Local Registration &amp; Login</text:h>
      <text:list text:style-name="L3">
        <text:list-item>
          <text:p text:style-name="P14"><text:span text:style-name="T1">Click </text:span><text:span text:style-name="Strong_20_Emphasis"><text:span text:style-name="T1">Sign Up</text:span></text:span><text:span text:style-name="T1"> on the homepage to create a new account with your email and password </text:span></text:p>
        </text:list-item>
        <text:list-item>
          <text:p text:style-name="P14"><text:span text:style-name="T1">Click </text:span><text:span text:style-name="Strong_20_Emphasis"><text:span text:style-name="T1">Sign In</text:span></text:span><text:span text:style-name="T1"> to log into an existing account </text:span></text:p>
        </text:list-item>
        <text:list-item>
          <text:p text:style-name="P15"><text:span text:style-name="T1">Click </text:span><text:span text:style-name="Strong_20_Emphasis"><text:span text:style-name="T1">Sign Out</text:span></text:span><text:span text:style-name="T1"> from the navigation bar to log out </text:span></text:p>
        </text:list-item>
      </text:list>
      <text:h text:style-name="P9" text:outline-level="3">4.2 Google OAuth Login</text:h>
      <text:list text:style-name="L4">
        <text:list-item>
          <text:p text:style-name="P16"><text:span text:style-name="T1">Click </text:span><text:span text:style-name="Strong_20_Emphasis"><text:span text:style-name="T1">Sign In</text:span></text:span><text:span text:style-name="T1"> and then </text:span><text:span text:style-name="Strong_20_Emphasis"><text:span text:style-name="T1">Sign in with Google</text:span></text:span><text:span text:style-name="T1"> </text:span></text:p>
        </text:list-item>
        <text:list-item>
          <text:p text:style-name="P17">You will be redirected to Google's authentication page </text:p>
        </text:list-item>
        <text:list-item>
          <text:p text:style-name="P18">After approving access, you will be automatically logged in and redirected to the homepage </text:p>
        </text:list-item>
      </text:list>
      <text:p text:style-name="P4"/>
      <text:h text:style-name="P5" text:outline-level="2">5. Posts</text:h>
      <text:h text:style-name="P9" text:outline-level="3">5.1 Browsing Posts</text:h>
      <text:list text:style-name="L5">
        <text:list-item>
          <text:p text:style-name="P19"><text:span text:style-name="T1">Click </text:span><text:span text:style-name="Strong_20_Emphasis"><text:span text:style-name="T1">Posts</text:span></text:span><text:span text:style-name="T1"> in the navigation bar to see all posts from all users </text:span></text:p>
        </text:list-item>
        <text:list-item>
          <text:p text:style-name="P20">Posts are displayed in reverse chronological order (newest first) </text:p>
        </text:list-item>
      </text:list>
      <text:h text:style-name="P9" text:outline-level="3">5.2 Searching and Filtering Posts</text:h>
      <text:list text:style-name="L6">
        <text:list-item>
          <text:p text:style-name="P21"><text:span text:style-name="T1">Use the </text:span><text:span text:style-name="Strong_20_Emphasis"><text:span text:style-name="T1">search bar</text:span></text:span><text:span text:style-name="T1"> at the top of the posts page to search by title or content </text:span></text:p>
        </text:list-item>
        <text:list-item>
          <text:p text:style-name="P21"><text:span text:style-name="T1">Use the </text:span><text:span text:style-name="Strong_20_Emphasis"><text:span text:style-name="T1">category dropdown</text:span></text:span><text:span text:style-name="T1"> to filter posts by course category (Networks, Databases, Algorithms, Software Engineering, Other) </text:span></text:p>
        </text:list-item>
        <text:list-item>
          <text:p text:style-name="P22"><text:span text:style-name="T1">Click </text:span><text:span text:style-name="Strong_20_Emphasis"><text:span text:style-name="T1">Search</text:span></text:span><text:span text:style-name="T1"> to apply filters </text:span></text:p>
        </text:list-item>
      </text:list>
      <text:h text:style-name="P9" text:outline-level="3">5.3 Creating a Post</text:h>
      <text:list text:style-name="L7">
        <text:list-item>
          <text:p text:style-name="P23"><text:span text:style-name="T1">Click </text:span><text:span text:style-name="Strong_20_Emphasis"><text:span text:style-name="T1">New Post</text:span></text:span><text:span text:style-name="T1"> on the posts page </text:span></text:p>
        </text:list-item>
        <text:list-item>
          <text:p text:style-name="P23"><text:span text:style-name="T1">Fill in the </text:span><text:span text:style-name="Strong_20_Emphasis"><text:span text:style-name="T1">Title</text:span></text:span><text:span text:style-name="T1">, select a </text:span><text:span text:style-name="Strong_20_Emphasis"><text:span text:style-name="T1">Category</text:span></text:span><text:span text:style-name="T1">, and write your </text:span><text:span text:style-name="Strong_20_Emphasis"><text:span text:style-name="T1">Content</text:span></text:span><text:span text:style-name="T1"> </text:span></text:p>
        </text:list-item>
        <text:list-item>
          <text:p text:style-name="P24"><text:span text:style-name="T1">Click </text:span><text:span text:style-name="Strong_20_Emphasis"><text:span text:style-name="T1">Create Post</text:span></text:span><text:span text:style-name="T1"> to publish </text:span></text:p>
        </text:list-item>
      </text:list>
      <text:h text:style-name="P9" text:outline-level="3">5.4 Editing and Deleting Posts</text:h>
      <text:list text:style-name="L8">
        <text:list-item>
          <text:p text:style-name="P25">You can only edit or delete your own posts </text:p>
        </text:list-item>
        <text:list-item>
          <text:p text:style-name="P26"><text:span text:style-name="T1">Click </text:span><text:span text:style-name="Strong_20_Emphasis"><text:span text:style-name="T1">Edit</text:span></text:span><text:span text:style-name="T1"> next to your post to modify it </text:span></text:p>
        </text:list-item>
        <text:list-item>
          <text:p text:style-name="P27"><text:span text:style-name="T1">Click </text:span><text:span text:style-name="Strong_20_Emphasis"><text:span text:style-name="T1">Delete</text:span></text:span><text:span text:style-name="T1"> to remove it permanently </text:span></text:p>
        </text:list-item>
      </text:list>
      <text:p text:style-name="P4"/>
      <text:h text:style-name="P5" text:outline-level="2">6. Contacts</text:h>
      <text:h text:style-name="P9" text:outline-level="3">6.1 Adding a Contact</text:h>
      <text:list text:style-name="L9">
        <text:list-item>
          <text:p text:style-name="P28">Browse the posts page and find a user you want to connect with </text:p>
        </text:list-item>
        <text:list-item>
          <text:p text:style-name="P29"><text:span text:style-name="T1">Click </text:span><text:span text:style-name="Strong_20_Emphasis"><text:span text:style-name="T1">Add Contact</text:span></text:span><text:span text:style-name="T1"> below their post to add them to your contacts list </text:span></text:p>
        </text:list-item>
      </text:list>
      <text:h text:style-name="P9" text:outline-level="3"><text:soft-page-break/>6.2 Viewing Contacts</text:h>
      <text:list text:style-name="L10">
        <text:list-item>
          <text:p text:style-name="P30"><text:span text:style-name="T1">Click </text:span><text:span text:style-name="Strong_20_Emphasis"><text:span text:style-name="T1">Contacts</text:span></text:span><text:span text:style-name="T1"> in the navigation bar to see all your contacts </text:span></text:p>
        </text:list-item>
      </text:list>
      <text:h text:style-name="P9" text:outline-level="3">6.3 Removing a Contact</text:h>
      <text:list text:style-name="L11">
        <text:list-item>
          <text:p text:style-name="P31"><text:span text:style-name="T1">On the Contacts page, click </text:span><text:span text:style-name="Strong_20_Emphasis"><text:span text:style-name="T1">Remove</text:span></text:span><text:span text:style-name="T1"> next to a contact to remove them </text:span></text:p>
        </text:list-item>
      </text:list>
      <text:p text:style-name="P4"/>
      <text:h text:style-name="P5" text:outline-level="2">7. Messaging</text:h>
      <text:h text:style-name="P9" text:outline-level="3">7.1 Sending a Message via the Messages Page</text:h>
      <text:list text:style-name="L12">
        <text:list-item>
          <text:p text:style-name="P32"><text:span text:style-name="T1">Click </text:span><text:span text:style-name="Strong_20_Emphasis"><text:span text:style-name="T1">Messages</text:span></text:span><text:span text:style-name="T1"> in the navigation bar </text:span></text:p>
        </text:list-item>
        <text:list-item>
          <text:p text:style-name="P32"><text:span text:style-name="T1">Select a recipient from the </text:span><text:span text:style-name="Strong_20_Emphasis"><text:span text:style-name="T1">To:</text:span></text:span><text:span text:style-name="T1"> dropdown </text:span></text:p>
        </text:list-item>
        <text:list-item>
          <text:p text:style-name="P33">Type your message in the text area </text:p>
        </text:list-item>
        <text:list-item>
          <text:p text:style-name="P34"><text:span text:style-name="T1">Click </text:span><text:span text:style-name="Strong_20_Emphasis"><text:span text:style-name="T1">Send</text:span></text:span><text:span text:style-name="T1"> </text:span></text:p>
        </text:list-item>
      </text:list>
      <text:h text:style-name="P9" text:outline-level="3">7.2 Using the Message Popup</text:h>
      <text:list text:style-name="L13">
        <text:list-item>
          <text:p text:style-name="P35"><text:span text:style-name="T1">Click the </text:span><text:span text:style-name="Strong_20_Emphasis"><text:span text:style-name="T1">Messages</text:span></text:span><text:span text:style-name="T1"> button in the top-right corner of the navigation bar from any page </text:span></text:p>
        </text:list-item>
        <text:list-item>
          <text:p text:style-name="P36">A popup window will appear at the bottom-right of the screen </text:p>
        </text:list-item>
        <text:list-item>
          <text:p text:style-name="P35"><text:span text:style-name="T1">Select a recipient, type your message, and click </text:span><text:span text:style-name="Strong_20_Emphasis"><text:span text:style-name="T1">Send</text:span></text:span><text:span text:style-name="T1"> </text:span></text:p>
        </text:list-item>
        <text:list-item>
          <text:p text:style-name="P37"><text:span text:style-name="T1">The popup can be closed by clicking </text:span><text:span text:style-name="Strong_20_Emphasis"><text:span text:style-name="T1">✕</text:span></text:span><text:span text:style-name="T1"> </text:span></text:p>
        </text:list-item>
      </text:list>
      <text:p text:style-name="P4"/>
      <text:h text:style-name="P5" text:outline-level="2">8. Real-Time Notifications</text:h>
      <text:list text:style-name="L14">
        <text:list-item>
          <text:p text:style-name="P38"><text:span text:style-name="T1">When another user sends you a message, a </text:span><text:span text:style-name="Strong_20_Emphasis"><text:span text:style-name="T1">green notification banner</text:span></text:span><text:span text:style-name="T1"> will appear at the top of the page automatically without needing to refresh </text:span></text:p>
        </text:list-item>
        <text:list-item>
          <text:p text:style-name="P39">The notification displays the sender's email and a preview of the message </text:p>
        </text:list-item>
        <text:list-item>
          <text:p text:style-name="P40">It disappears automatically after 5 seconds </text:p>
        </text:list-item>
      </text:list>
      <text:p text:style-name="P4"/>
      <text:h text:style-name="P5" text:outline-level="2"><text:span text:style-name="T7">9</text:span>. GitHub Repository</text:h>
      <text:p text:style-name="Text_20_body"><text:span text:style-name="T1">The full source code is available at:<text:line-break/></text:span><text:span text:style-name="Source_20_Text"><text:span text:style-name="T1">https://github.com/steliosmyaris/CollabPortal</text:span></text:span></text:p>
      <text:p text:style-name="P4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8T20:14:52.940668300</meta:creation-date>
    <dc:date>2026-02-18T20:20:16.111252900</dc:date>
    <meta:editing-duration>PT5M22S</meta:editing-duration>
    <meta:editing-cycles>2</meta:editing-cycles>
    <meta:generator>LibreOffice/26.2.0.3$Windows_X86_64 LibreOffice_project/620$Build-3</meta:generator>
    <meta:document-statistic meta:table-count="0" meta:image-count="0" meta:object-count="0" meta:page-count="3" meta:paragraph-count="68" meta:word-count="579" meta:character-count="3378" meta:non-whitespace-character-count="2866"/>
  </office:meta>
</office:document-meta>
</file>